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SessionLoggerAdapter.MockitoSessionLoggerAdapter( Mockito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SessionLoggerAdapter.log( String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